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7da" officeooo:paragraph-rsid="000a27da"/>
    </style:style>
    <style:style style:name="P2" style:family="paragraph" style:parent-style-name="Standard">
      <style:text-properties officeooo:rsid="000a27da" officeooo:paragraph-rsid="000d86ed"/>
    </style:style>
    <style:style style:name="P3" style:family="paragraph" style:parent-style-name="Standard">
      <style:text-properties officeooo:rsid="000a27da" officeooo:paragraph-rsid="0015dd4f"/>
    </style:style>
    <style:style style:name="P4" style:family="paragraph" style:parent-style-name="Standard">
      <style:text-properties officeooo:rsid="000d86ed" officeooo:paragraph-rsid="000d86ed"/>
    </style:style>
    <style:style style:name="P5" style:family="paragraph" style:parent-style-name="Standard">
      <style:text-properties officeooo:rsid="000f3795" officeooo:paragraph-rsid="000f3795"/>
    </style:style>
    <style:style style:name="P6" style:family="paragraph" style:parent-style-name="Standard">
      <style:text-properties officeooo:rsid="000fb121" officeooo:paragraph-rsid="000fb121"/>
    </style:style>
    <style:style style:name="P7" style:family="paragraph" style:parent-style-name="Standard">
      <style:text-properties officeooo:rsid="000fb121" officeooo:paragraph-rsid="00118230"/>
    </style:style>
    <style:style style:name="P8" style:family="paragraph" style:parent-style-name="Standard">
      <style:text-properties style:rfc-language-tag="sr-Latn-RS" fo:language="sr" fo:script="Latn" fo:country="RS" officeooo:rsid="000fb121" officeooo:paragraph-rsid="000fb121"/>
    </style:style>
    <style:style style:name="P9" style:family="paragraph" style:parent-style-name="Standard">
      <style:text-properties officeooo:rsid="00118230" officeooo:paragraph-rsid="00118230"/>
    </style:style>
    <style:style style:name="P10" style:family="paragraph" style:parent-style-name="Standard">
      <style:text-properties officeooo:paragraph-rsid="00118230"/>
    </style:style>
    <style:style style:name="P11" style:family="paragraph" style:parent-style-name="Standard">
      <style:text-properties officeooo:rsid="001307e4" officeooo:paragraph-rsid="001307e4"/>
    </style:style>
    <style:style style:name="P12" style:family="paragraph" style:parent-style-name="Standard">
      <style:text-properties officeooo:rsid="0017b688" officeooo:paragraph-rsid="0017b688"/>
    </style:style>
    <style:style style:name="P13" style:family="paragraph" style:parent-style-name="Standard">
      <style:text-properties officeooo:rsid="000fb121" officeooo:paragraph-rsid="00118230" fo:background-color="#ffff00"/>
    </style:style>
    <style:style style:name="P14" style:family="paragraph" style:parent-style-name="Standard">
      <style:text-properties officeooo:rsid="000fb121" officeooo:paragraph-rsid="0019a0a2" fo:background-color="#81d41a"/>
    </style:style>
    <style:style style:name="P15" style:family="paragraph" style:parent-style-name="Standard">
      <style:text-properties officeooo:paragraph-rsid="001b80f8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bcf5b"/>
    </style:style>
    <style:style style:name="T3" style:family="text">
      <style:text-properties style:rfc-language-tag="sr-Latn-RS" fo:language="sr" fo:script="Latn" fo:country="RS" officeooo:rsid="000d3f70"/>
    </style:style>
    <style:style style:name="T4" style:family="text">
      <style:text-properties style:rfc-language-tag="sr-Latn-RS" fo:language="sr" fo:script="Latn" fo:country="RS" officeooo:rsid="000d86ed"/>
    </style:style>
    <style:style style:name="T5" style:family="text">
      <style:text-properties style:rfc-language-tag="sr-Latn-RS" fo:language="sr" fo:script="Latn" fo:country="RS" officeooo:rsid="000f3795"/>
    </style:style>
    <style:style style:name="T6" style:family="text">
      <style:text-properties style:rfc-language-tag="sr-Latn-RS" fo:language="sr" fo:script="Latn" fo:country="RS" officeooo:rsid="000fb121"/>
    </style:style>
    <style:style style:name="T7" style:family="text">
      <style:text-properties style:rfc-language-tag="sr-Latn-RS" fo:language="sr" fo:script="Latn" fo:country="RS" officeooo:rsid="00118230"/>
    </style:style>
    <style:style style:name="T8" style:family="text">
      <style:text-properties style:rfc-language-tag="sr-Latn-RS" fo:language="sr" fo:script="Latn" fo:country="RS" officeooo:rsid="001307e4"/>
    </style:style>
    <style:style style:name="T9" style:family="text">
      <style:text-properties style:rfc-language-tag="sr-Latn-RS" fo:language="sr" fo:script="Latn" fo:country="RS" officeooo:rsid="001454fe"/>
    </style:style>
    <style:style style:name="T10" style:family="text">
      <style:text-properties style:rfc-language-tag="sr-Latn-RS" fo:language="sr" fo:script="Latn" fo:country="RS" officeooo:rsid="0015dd4f"/>
    </style:style>
    <style:style style:name="T11" style:family="text">
      <style:text-properties style:rfc-language-tag="sr-Latn-RS" fo:language="sr" fo:script="Latn" fo:country="RS" officeooo:rsid="0016d2b2"/>
    </style:style>
    <style:style style:name="T12" style:family="text">
      <style:text-properties style:rfc-language-tag="sr-Latn-RS" fo:language="sr" fo:script="Latn" fo:country="RS" officeooo:rsid="00174adf"/>
    </style:style>
    <style:style style:name="T13" style:family="text">
      <style:text-properties style:rfc-language-tag="sr-Latn-RS" fo:language="sr" fo:script="Latn" fo:country="RS" officeooo:rsid="0017b688"/>
    </style:style>
    <style:style style:name="T14" style:family="text">
      <style:text-properties style:rfc-language-tag="sr-Latn-RS" fo:language="sr" fo:script="Latn" fo:country="RS" officeooo:rsid="0019a0a2"/>
    </style:style>
    <style:style style:name="T15" style:family="text">
      <style:text-properties style:rfc-language-tag="sr-Latn-RS" fo:language="sr" fo:script="Latn" fo:country="RS" officeooo:rsid="0019a0a2" fo:background-color="#ffff00" loext:char-shading-value="0"/>
    </style:style>
    <style:style style:name="T16" style:family="text">
      <style:text-properties style:rfc-language-tag="sr-Latn-RS" fo:language="sr" fo:script="Latn" fo:country="RS" officeooo:rsid="00118230" fo:background-color="#ffff00" loext:char-shading-value="0"/>
    </style:style>
    <style:style style:name="T17" style:family="text">
      <style:text-properties style:rfc-language-tag="sr-Latn-RS" fo:language="sr" fo:script="Latn" fo:country="RS" fo:background-color="#ffff00" loext:char-shading-value="0"/>
    </style:style>
    <style:style style:name="T18" style:family="text">
      <style:text-properties style:rfc-language-tag="sr-Latn-RS" fo:language="sr" fo:script="Latn" fo:country="RS" officeooo:rsid="001b80f8"/>
    </style:style>
    <style:style style:name="T19" style:family="text">
      <style:text-properties style:rfc-language-tag="sr-Latn-RS" fo:language="sr" fo:script="Latn" fo:country="RS" fo:background-color="transparent" loext:char-shading-value="0"/>
    </style:style>
    <style:style style:name="T20" style:family="text">
      <style:text-properties style:rfc-language-tag="sr-Latn-RS" fo:language="sr" fo:script="Latn" fo:country="RS" fo:background-color="transparent" loext:char-shading-value="0"/>
    </style:style>
    <style:style style:name="T21" style:family="text">
      <style:text-properties style:rfc-language-tag="sr-Latn-RS" fo:language="sr" fo:script="Latn" fo:country="RS" officeooo:rsid="0019a0a2" fo:background-color="transparent" loext:char-shading-value="0"/>
    </style:style>
    <style:style style:name="T22" style:family="text">
      <style:text-properties style:rfc-language-tag="sr-Latn-RS" fo:language="sr" fo:script="Latn" fo:country="RS" officeooo:rsid="00118230" fo:background-color="transparent" loext:char-shading-value="0"/>
    </style:style>
    <style:style style:name="T23" style:family="text">
      <style:text-properties style:rfc-language-tag="sr-Latn-RS" fo:language="sr" fo:script="Latn" fo:country="RS" officeooo:rsid="001b80f8" fo:background-color="transparent" loext:char-shading-value="0"/>
    </style:style>
    <style:style style:name="T24" style:family="text">
      <style:text-properties fo:language="en" fo:country="US" officeooo:rsid="000bcf5b"/>
    </style:style>
    <style:style style:name="T25" style:family="text">
      <style:text-properties fo:language="en" fo:country="US" officeooo:rsid="00118230"/>
    </style:style>
    <style:style style:name="T26" style:family="text">
      <style:text-properties fo:language="en" fo:country="US" officeooo:rsid="001307e4"/>
    </style:style>
    <style:style style:name="T27" style:family="text">
      <style:text-properties fo:language="en" fo:country="US" officeooo:rsid="0017b688"/>
    </style:style>
    <style:style style:name="T28" style:family="text">
      <style:text-properties fo:language="en" fo:country="US" officeooo:rsid="000d86ed"/>
    </style:style>
    <style:style style:name="T29" style:family="text">
      <style:text-properties fo:language="en" fo:country="US" officeooo:rsid="0017b688" fo:background-color="#ffff00" loext:char-shading-value="0"/>
    </style:style>
    <style:style style:name="T30" style:family="text">
      <style:text-properties fo:language="en" fo:country="US" officeooo:rsid="0017b688" fo:background-color="transparent" loext:char-shading-value="0"/>
    </style:style>
    <style:style style:name="T31" style:family="text">
      <style:text-properties fo:font-variant="normal" fo:text-transform="none" fo:color="#202124" style:font-name="arial" fo:font-size="15pt" fo:letter-spacing="normal" style:rfc-language-tag="sr-Latn-RS" fo:language="sr" fo:script="Latn" fo:country="RS" fo:font-style="normal" fo:font-weight="normal" officeooo:rsid="001b80f8"/>
    </style:style>
    <style:style style:name="T32" style:family="text">
      <style:text-properties fo:font-variant="normal" fo:text-transform="none" fo:color="#202124" style:font-name="Times New Roman" fo:font-size="15pt" fo:letter-spacing="normal" style:rfc-language-tag="sr-Latn-RS" fo:language="sr" fo:script="Latn" fo:country="RS" fo:font-style="normal" fo:font-weight="normal" officeooo:rsid="001b80f8"/>
    </style:style>
    <style:style style:name="T33" style:family="text">
      <style:text-properties fo:font-variant="normal" fo:text-transform="none" fo:color="#202124" style:font-name="Times New Roman" fo:font-size="12pt" fo:letter-spacing="normal" style:rfc-language-tag="sr-Latn-RS" fo:language="sr" fo:script="Latn" fo:country="RS" fo:font-style="normal" fo:font-weight="normal" officeooo:rsid="001b80f8" style:font-size-asian="12pt" style:font-size-complex="12pt"/>
    </style:style>
    <style:style style:name="T34" style:family="text">
      <style:text-properties style:font-name="Times New Roman" style:rfc-language-tag="sr-Latn-RS" fo:language="sr" fo:script="Latn" fo:country="RS" officeooo:rsid="0016d2b2"/>
    </style:style>
    <style:style style:name="T35" style:family="text">
      <style:text-properties style:font-name="Times New Roman" style:rfc-language-tag="sr-Latn-RS" fo:language="sr" fo:script="Latn" fo:country="RS" officeooo:rsid="001b80f8"/>
    </style:style>
    <style:style style:name="T36" style:family="text">
      <style:text-properties style:font-name="Times New Roman" style:rfc-language-tag="sr-Latn-RS" fo:language="sr" fo:script="Latn" fo:country="RS" officeooo:rsid="00174adf"/>
    </style:style>
    <style:style style:name="T37" style:family="text">
      <style:text-properties style:font-name="Times New Roman" fo:font-size="12pt" style:rfc-language-tag="sr-Latn-RS" fo:language="sr" fo:script="Latn" fo:country="RS" officeooo:rsid="0016d2b2" style:font-size-asian="12pt" style:font-size-complex="12pt"/>
    </style:style>
    <style:style style:name="T38" style:family="text">
      <style:text-properties style:font-name="Times New Roman" fo:font-size="12pt" style:rfc-language-tag="sr-Latn-RS" fo:language="sr" fo:script="Latn" fo:country="RS" officeooo:rsid="001b80f8" style:font-size-asian="12pt" style:font-size-complex="12pt"/>
    </style:style>
    <style:style style:name="T39" style:family="text">
      <style:text-properties style:font-name="Times New Roman" fo:font-size="12pt" style:rfc-language-tag="sr-Latn-RS" fo:language="sr" fo:script="Latn" fo:country="RS" officeooo:rsid="00174ad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pišite stranicu.</text:p>
      <text:p text:style-name="P2"/>
      <text:p text:style-name="P3">Ova stranica slu<text:span text:style-name="T1">ži za registrovanje nekog naloga. Pozadina je </text:span><text:span text:style-name="T24">plave boje (#65728A)</text:span><text:span text:style-name="T1">, </text:span><text:span text:style-name="T24">dok je sam deo za registrovanje</text:span><text:span text:style-name="T2"> </text:span><text:span text:style-name="T8">i</text:span><text:span text:style-name="T2"> </text:span><text:span text:style-name="T24">upustva u pravougaoniku sivkaste boje (#F4F2F8)</text:span><text:span text:style-name="T8">,</text:span><text:span text:style-name="T24"> popunjava oko 85% ekrana sa jednakim razmacima sa gornje </text:span><text:span text:style-name="T12">i</text:span><text:span text:style-name="T24"> donje strane. <text:s/></text:span><text:span text:style-name="T3">U sivom pravougaoniku (zvaćemo ga registarski deo) na početku</text:span><text:span text:style-name="T2"> imamo veliki heder „Register“ </text:span><text:span text:style-name="T3">u boji </text:span><text:span text:style-name="T2">#6C6469</text:span><text:span text:style-name="T3">, taj heder je centriran na gornjem delu pravougaonik</text:span><text:span text:style-name="T8">a</text:span><text:span text:style-name="T3">, ima dugačke linije sa leve i desne strane ali linije ne idu do kraja pravougaonika, imaju 60px razmaka levo i desno do kraja registarskog dela. Ispod toga piše „Create your account, </text:span><text:span text:style-name="T27">I</text:span><text:span text:style-name="T3">t</text:span><text:span text:style-name="T13">‘</text:span><text:span text:style-name="T3">s free and only takes a minute“ u boji </text:span><text:span text:style-name="T2">#C7C5C9</text:span><text:span text:style-name="T3">. </text:span><text:span text:style-name="T8">Ovaj </text:span><text:span text:style-name="T9">i dalji tekst</text:span><text:span text:style-name="T8"> </text:span><text:span text:style-name="T4">je napisan u veličini</text:span><text:span text:style-name="T28"> </text:span><text:span text:style-name="T27">i stilu</text:span><text:span text:style-name="T28"> </text:span><text:span text:style-name="T8">običnog </text:span><text:span text:style-name="T4">paragrafa </text:span><text:span text:style-name="T10">i u boji </text:span><text:span text:style-name="T2">#C7C5C9</text:span><text:span text:style-name="T4">. </text:span></text:p>
      <text:p text:style-name="P2"><text:span text:style-name="T4"/></text:p>
      <text:p text:style-name="P4"><text:span text:style-name="T1">Ispod toga imamo dv</text:span><text:span text:style-name="T14">e kutije</text:span><text:span text:style-name="T1"> </text:span><text:span text:style-name="T9">(</text:span><text:span text:style-name="T14">input mesta</text:span><text:span text:style-name="T9">)</text:span><text:span text:style-name="T1"> u istom redu. </text:span><text:span text:style-name="T5">U prvo</text:span><text:span text:style-name="T14">j</text:span><text:span text:style-name="T5"> piše „First Name“,</text:span><text:span text:style-name="T14">a </text:span><text:span text:style-name="T5">u drugo</text:span><text:span text:style-name="T14">j</text:span><text:span text:style-name="T5"> „Last Name“.</text:span><text:span text:style-name="T27">K</text:span><text:span text:style-name="T5">ao što je napisano tu treba ukucati vaše ime u prvom i prezime u drugom inputu. <text:line-break/>Ispod toga imamo jos 3 reda sa inputima u kojima piše „Email“, „Password“ i „Confirm Password“.</text:span></text:p>
      <text:p text:style-name="P5"><text:span text:style-name="T27">U</text:span><text:span text:style-name="T1"> prvom treba uneti vaš imejl, u drugom vašu lozinku za željeni sajt i da je potvrdite u trećem. </text:span></text:p>
      <text:p text:style-name="P5"><text:span text:style-name="T1">Ispod toga se nalazi check box pored koga piše „I accept the Terms of Use &amp; Privacu </text:span><text:span text:style-name="T27">P</text:span><text:span text:style-name="T1">olicy“. Reči Terms of Use i Privacu Policy su zelene boje (#85C98F</text:span><text:span text:style-name="T6">).</text:span></text:p>
      <text:p text:style-name="P6"><text:span text:style-name="T1">Ispod toga se nalazi veliko zeleno dugme (tačnije input type = submit) <text:s/>u kome piše „Register Now“. To veliko dugme je zelene boje (#F4F2F8) dok je tekst bele (#FFFFFF).</text:span></text:p>
      <text:p text:style-name="P6"><text:span text:style-name="T1">Ispod registarskog dela na centru se nalazi tekst „Already have an account? Sign in“.Sign in podvučeno. Te</text:span><text:span text:style-name="T27">kst</text:span><text:span text:style-name="T1"> je bele boje. </text:span></text:p>
      <text:p text:style-name="P12"/>
      <text:p text:style-name="P1"><text:span text:style-name="T2"/></text:p>
      <text:p text:style-name="P1"><text:span text:style-name="T2"/></text:p>
      <text:p text:style-name="P7"><text:span text:style-name="T2">K</text:span><text:span text:style-name="T1">ako biste testirali registraciju?<text:line-break/></text:span><text:span text:style-name="T20"><text:line-break/>Pokušao bih da registrujem nov </text:span><text:span text:style-name="T30">nalog</text:span><text:span text:style-name="T20"> </text:span><text:span text:style-name="T21">unoseći tačne podatke koji se u registarskom delu zahtevaju </text:span><text:span text:style-name="T22">sa kojima bi trebala da bude uspešna registracija (potvrđena od developera): </text:span><text:span text:style-name="T23">ime i prezime, e-mail adresa šifra, potvrda šifre i štikliran checkbox, nakon čega bih kliknuo na dugme „Register Now“.</text:span></text:p>
      <text:p text:style-name="P14"><text:span text:style-name="T7"/></text:p>
      <text:p text:style-name="P7"><text:span text:style-name="T7"/></text:p>
      <text:p text:style-name="P9"><text:span text:style-name="T7">K</text:span><text:span text:style-name="T1">oje slučajeve biste testirali?</text:span></text:p>
      <text:p text:style-name="P7"><text:span text:style-name="T7"/></text:p>
      <text:p text:style-name="P10"><text:span text:style-name="T7">U slučaju uspešne registracije krenuo bih sa traženjem problema (issues </text:span><text:span text:style-name="T12">i</text:span><text:span text:style-name="T25"> bagova</text:span><text:span text:style-name="T7">), </text:span><text:span text:style-name="T25">poku</text:span><text:span text:style-name="T7">šao bih da uspe</text:span><text:span text:style-name="T14">š</text:span><text:span text:style-name="T7">no registrujem </text:span><text:span text:style-name="T14">nalog </text:span><text:span text:style-name="T7">preska</text:span><text:span text:style-name="T12">č</text:span><text:span text:style-name="T7">ući jedan od inputa ili check box koji </text:span><text:span text:style-name="T14">traži</text:span><text:span text:style-name="T7"> da prihvat</text:span><text:span text:style-name="T14">i</text:span><text:span text:style-name="T7">m njihove uslove koriščenja. Pokušao bih sa različitim jezicima, znakovima, čak i dijakriticima. Pokušao bih da ukucam dva puta različitu šifru. U slučaju uspešne registracije sa praznim parametrima </text:span><text:span text:style-name="T14">postavio bih pitanje </text:span><text:span text:style-name="T7">da li je to samo vizu</text:span><text:span text:style-name="T14">e</text:span><text:span text:style-name="T7">lan bag </text:span><text:span text:style-name="T14">a </text:span><text:span text:style-name="T7">registracija nije uspela </text:span><text:span text:style-name="T14">ili je zaista greškom registracija uspela</text:span><text:span text:style-name="T7">. <text:s/></text:span><text:span text:style-name="T8">Ako je stranica dostupna na internetu pokušao bih na </text:span><text:span text:style-name="T14">različitim</text:span><text:span text:style-name="T8"> uređajima, </text:span><text:span text:style-name="T14">A</text:span><text:span text:style-name="T8">ndriod, </text:span><text:span text:style-name="T14">IOS</text:span><text:span text:style-name="T8">, </text:span><text:span text:style-name="T14">L</text:span><text:span text:style-name="T8">inux, </text:span><text:span text:style-name="T14">W</text:span><text:span text:style-name="T8">indows </text:span><text:span text:style-name="T14">za slučaj da neki od njih ili svi daju različite rezultate</text:span><text:span text:style-name="T8">. </text:span></text:p>
      <text:p text:style-name="P10"><text:span text:style-name="T8"/></text:p>
      <text:p text:style-name="P13"><text:span text:style-name="T7"/></text:p>
      <text:p text:style-name="P6"><text:span text:style-name="T7"/></text:p>
      <text:p text:style-name="P11"><text:span text:style-name="T7">O</text:span><text:span text:style-name="T1">pišite jedan test detaljno po koracima.</text:span></text:p>
      <text:p text:style-name="P11"><text:span text:style-name="T1"/></text:p>
      <text:p text:style-name="P7"><text:span text:style-name="T7">Koristio bih happy flow način testiranja na početku. </text:span><text:span text:style-name="T8">U kutiji gde piše First Name ukucao bih ime Pavle, Last Name</text:span><text:span text:style-name="T14">:</text:span><text:span text:style-name="T8"> Savić. </text:span><text:span text:style-name="T14">U k</text:span><text:span text:style-name="T8">utiju za email bih stavio validnu adresu (</text:span><text:a xlink:type="simple" xlink:href="mailto:pavlesav6@gmail.com" text:style-name="Internet_20_link" text:visited-style-name="Visited_20_Internet_20_Link">pavlesav6</text:a><text:a xlink:type="simple" xlink:href="mailto:pavlesav6@gmail.com" text:style-name="Internet_20_link" text:visited-style-name="Visited_20_Internet_20_Link"><text:span text:style-name="T26">@gmail.com</text:span></text:a><text:span text:style-name="T26">) dok bih u password </text:span><text:span text:style-name="T12">i</text:span><text:span text:style-name="T26"> u kutiju confirm password stavio sifra12345. Nakon toga bih </text:span><text:span text:style-name="T8">čekirao da se slažem sa njihovim uslovima (I accpet the Terms of Use &amp; Privacy Policy) i pritisnuo bih Register Now dugme. </text:span></text:p>
      <text:p text:style-name="P15"><text:soft-page-break/><text:span text:style-name="T8">N</text:span><text:span text:style-name="T11">aravno, pre testiranja potvrdio bih sa developerima sta tačno mogu da ukucam u sva polja (ako je aplikacija,</text:span><text:span text:style-name="T18"> da li je</text:span><text:span text:style-name="T11"> možda u</text:span><text:span text:style-name="T37"> </text:span><text:span text:style-name="T33">staging environment-u</text:span><text:span text:style-name="T38"> </text:span><text:span text:style-name="T39">, pr</text:span><text:span text:style-name="T12">e QA </text:span><text:span text:style-name="T18">environment-a</text:span><text:span text:style-name="T12"> ili produkcij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a27da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9:39:24.942000000</meta:creation-date>
    <dc:date>2021-11-17T01:58:38.475000000</dc:date>
    <meta:editing-duration>PT16M2S</meta:editing-duration>
    <meta:editing-cycles>2</meta:editing-cycles>
    <meta:generator>Neat_Office/6.2.8.2$Windows_x86 LibreOffice_project/</meta:generator>
    <meta:document-statistic meta:table-count="0" meta:image-count="0" meta:object-count="0" meta:page-count="2" meta:paragraph-count="13" meta:word-count="525" meta:character-count="3215" meta:non-whitespace-character-count="2693"/>
  </office:meta>
</office:document-meta>
</file>